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79" table:default-cell-style-name="Default"/>
        <table:table-row table:style-name="ro1">
          <table:table-cell office:value-type="string" calcext:value-type="string">
            <text:p>States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x24</text:p>
          </table:table-cell>
          <table:table-cell office:value-type="string" calcext:value-type="string">
            <text:p>x31</text:p>
          </table:table-cell>
          <table:table-cell office:value-type="string" calcext:value-type="string">
            <text:p>x41</text:p>
          </table:table-cell>
          <table:table-cell office:value-type="string" calcext:value-type="string">
            <text:p>x42</text:p>
          </table:table-cell>
          <table:table-cell office:value-type="string" calcext:value-type="string">
            <text:p>x43</text:p>
          </table:table-cell>
          <table:table-cell office:value-type="string" calcext:value-type="string">
            <text:p>x44</text:p>
          </table:table-cell>
          <table:table-cell office:value-type="string" calcext:value-type="string">
            <text:p>x51</text:p>
          </table:table-cell>
          <table:table-cell office:value-type="string" calcext:value-type="string">
            <text:p>x52</text:p>
          </table:table-cell>
          <table:table-cell office:value-type="string" calcext:value-type="string">
            <text:p>x53</text:p>
          </table:table-cell>
          <table:table-cell office:value-type="string" calcext:value-type="string">
            <text:p>x54</text:p>
          </table:table-cell>
          <table:table-cell office:value-type="string" calcext:value-type="string">
            <text:p>x71</text:p>
          </table:table-cell>
          <table:table-cell office:value-type="string" calcext:value-type="string">
            <text:p>x72</text:p>
          </table:table-cell>
          <table:table-cell office:value-type="string" calcext:value-type="string">
            <text:p>x73</text:p>
          </table:table-cell>
          <table:table-cell office:value-type="string" calcext:value-type="string">
            <text:p>x74</text:p>
          </table:table-cell>
          <table:table-cell office:value-type="string" calcext:value-type="string">
            <text:p>x81</text:p>
          </table:table-cell>
          <table:table-cell office:value-type="string" calcext:value-type="string">
            <text:p>x82</text:p>
          </table:table-cell>
          <table:table-cell office:value-type="string" calcext:value-type="string">
            <text:p>x83</text:p>
          </table:table-cell>
          <table:table-cell office:value-type="string" calcext:value-type="string">
            <text:p>x84</text:p>
          </table:table-cell>
          <table:table-cell office:value-type="string" calcext:value-type="string">
            <text:p>x91</text:p>
          </table:table-cell>
          <table:table-cell office:value-type="string" calcext:value-type="string">
            <text:p>x92</text:p>
          </table:table-cell>
          <table:table-cell office:value-type="string" calcext:value-type="string">
            <text:p>x93</text:p>
          </table:table-cell>
          <table:table-cell office:value-type="string" calcext:value-type="string">
            <text:p>x94</text:p>
          </table:table-cell>
          <table:table-cell office:value-type="string" calcext:value-type="string">
            <text:p>x101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x103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11</text:p>
          </table:table-cell>
          <table:table-cell office:value-type="string" calcext:value-type="string">
            <text:p>x112</text:p>
          </table:table-cell>
          <table:table-cell office:value-type="string" calcext:value-type="string">
            <text:p>x113</text:p>
          </table:table-cell>
          <table:table-cell office:value-type="string" calcext:value-type="string">
            <text:p>x114</text:p>
          </table:table-cell>
          <table:table-cell office:value-type="string" calcext:value-type="string">
            <text:p>x121</text:p>
          </table:table-cell>
          <table:table-cell office:value-type="string" calcext:value-type="string">
            <text:p>x122</text:p>
          </table:table-cell>
          <table:table-cell office:value-type="string" calcext:value-type="string">
            <text:p>x123</text:p>
          </table:table-cell>
          <table:table-cell office:value-type="string" calcext:value-type="string">
            <text:p>x124</text:p>
          </table:table-cell>
          <table:table-cell office:value-type="string" calcext:value-type="string">
            <text:p>x131</text:p>
          </table:table-cell>
          <table:table-cell office:value-type="string" calcext:value-type="string">
            <text:p>x141</text:p>
          </table:table-cell>
          <table:table-cell office:value-type="string" calcext:value-type="string">
            <text:p>x142</text:p>
          </table:table-cell>
          <table:table-cell office:value-type="string" calcext:value-type="string">
            <text:p>x143</text:p>
          </table:table-cell>
          <table:table-cell office:value-type="string" calcext:value-type="string">
            <text:p>x144</text:p>
          </table:table-cell>
          <table:table-cell office:value-type="string" calcext:value-type="string">
            <text:p>x161</text:p>
          </table:table-cell>
          <table:table-cell table:number-columns-repeated="3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style-name="ce1" office:value-type="string" calcext:value-type="string">
            <text:p>3(goal)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float" office:value="-0.8" calcext:value-type="float">
            <text:p>-0.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style-name="ce1" office:value-type="string" calcext:value-type="string">
            <text:p>13(goal)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style-name="ce1" office:value-type="string" calcext:value-type="string">
            <text:p>16(goal)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wards: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2.6" calcext:value-type="float">
            <text:p>-12.6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.40358720807911" calcext:value-type="float">
            <text:p>1.40358720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55954134231012" calcext:value-type="float">
            <text:p>0.15595413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38701872501578" calcext:value-type="float">
            <text:p>1.3870187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8465179886388" calcext:value-type="float">
            <text:p>1.3846517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850199873763" calcext:value-type="float">
            <text:p>0.1538501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888888888889" calcext:value-type="float">
            <text:p>0.1388888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Op = RX</text:p>
          </table:table-cell>
          <table:table-cell table:formula="of:=SUMPRODUCT([.$B$18:.$AV$18]; [.B17:.AV17])" office:value-type="float" office:value="63" calcext:value-type="float">
            <text:p>63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PRODUCT([.$B$18:.$AV$18]; [.B2:.AV2])" office:value-type="float" office:value="1" calcext:value-type="float">
            <text:p>1</text:p>
          </table:table-cell>
          <table:table-cell office:value-type="string" calcext:value-type="string">
            <text:p>AX</text:p>
          </table:table-cell>
          <table:table-cell table:number-columns-repeated="77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SUMPRODUCT([.$B$18:.$AV$18]; [.B3:.AV3])" office:value-type="float" office:value="1.38777878078145E-016" calcext:value-type="float">
            <text:p>1.38777878078145E-16</text:p>
          </table:table-cell>
          <table:table-cell table:number-columns-repeated="7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SUMPRODUCT([.$B$18:.$AV$18]; [.B4:.AV4])" office:value-type="float" office:value="0" calcext:value-type="float">
            <text:p>0</text:p>
          </table:table-cell>
          <table:table-cell table:number-columns-repeated="7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SUMPRODUCT([.$B$18:.$AV$18]; [.B5:.AV5])" office:value-type="float" office:value="0" calcext:value-type="float">
            <text:p>0</text:p>
          </table:table-cell>
          <table:table-cell table:number-columns-repeated="7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SUMPRODUCT([.$B$18:.$AV$18]; [.B6:.AV6])" office:value-type="float" office:value="0" calcext:value-type="float">
            <text:p>0</text:p>
          </table:table-cell>
          <table:table-cell table:number-columns-repeated="7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SUMPRODUCT([.$B$18:.$AV$18]; [.B7:.AV7])" office:value-type="float" office:value="-2.08166817117217E-016" calcext:value-type="float">
            <text:p>-2.08166817117217E-16</text:p>
          </table:table-cell>
          <table:table-cell table:number-columns-repeated="7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SUMPRODUCT([.$B$18:.$AV$18]; [.B8:.AV8])" office:value-type="float" office:value="4.44089209850063E-016" calcext:value-type="float">
            <text:p>4.44089209850063E-16</text:p>
          </table:table-cell>
          <table:table-cell table:number-columns-repeated="7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SUMPRODUCT([.$B$18:.$AV$18]; [.B9:.AV9])" office:value-type="float" office:value="-4.16333634234434E-016" calcext:value-type="float">
            <text:p>-4.16333634234434E-16</text:p>
          </table:table-cell>
          <table:table-cell table:number-columns-repeated="7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SUMPRODUCT([.$B$18:.$AV$18]; [.B10:.AV10])" office:value-type="float" office:value="0" calcext:value-type="float">
            <text:p>0</text:p>
          </table:table-cell>
          <table:table-cell table:number-columns-repeated="7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SUMPRODUCT([.$B$18:.$AV$18]; [.B11:.AV11])" office:value-type="float" office:value="9.71445146547012E-017" calcext:value-type="float">
            <text:p>9.71445146547012E-17</text:p>
          </table:table-cell>
          <table:table-cell table:number-columns-repeated="7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SUMPRODUCT([.$B$18:.$AV$18]; [.B12:.AV12])" office:value-type="float" office:value="-1.11022302462516E-016" calcext:value-type="float">
            <text:p>-1.11022302462516E-16</text:p>
          </table:table-cell>
          <table:table-cell table:number-columns-repeated="7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SUMPRODUCT([.$B$18:.$AV$18]; [.B13:.AV13])" office:value-type="float" office:value="-2.22044604925031E-016" calcext:value-type="float">
            <text:p>-2.22044604925031E-16</text:p>
          </table:table-cell>
          <table:table-cell table:number-columns-repeated="7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SUMPRODUCT([.$B$18:.$AV$18]; [.B14:.AV14])" office:value-type="float" office:value="1.94289029309402E-016" calcext:value-type="float">
            <text:p>1.94289029309402E-16</text:p>
          </table:table-cell>
          <table:table-cell table:number-columns-repeated="7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SUMPRODUCT([.$B$18:.$AV$18]; [.B15:.AV15])" office:value-type="float" office:value="0" calcext:value-type="float">
            <text:p>0</text:p>
          </table:table-cell>
          <table:table-cell table:number-columns-repeated="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01:49:48.449849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1:12:35.635873804</meta:creation-date>
    <meta:editing-duration>PT17M9S</meta:editing-duration>
    <meta:editing-cycles>5</meta:editing-cycles>
    <meta:generator>LibreOffice/5.1.6.2$Linux_X86_64 LibreOffice_project/10m0$Build-2</meta:generator>
    <dc:date>2019-03-12T02:05:20.254855252</dc:date>
    <meta:document-statistic meta:table-count="1" meta:cell-count="848" meta:object-count="0"/>
  </office:meta>
</office:document-meta>
</file>